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09e" officeooo:paragraph-rsid="000ea09e"/>
    </style:style>
    <style:style style:name="P2" style:family="paragraph" style:parent-style-name="Standard">
      <style:text-properties officeooo:paragraph-rsid="000ea09e"/>
    </style:style>
    <style:style style:name="P3" style:family="paragraph" style:parent-style-name="Standard" style:list-style-name="L3">
      <style:text-properties fo:font-weight="bold" officeooo:rsid="00142777" officeooo:paragraph-rsid="00142777" style:font-weight-asian="bold" style:font-weight-complex="bold"/>
    </style:style>
    <style:style style:name="P4" style:family="paragraph" style:parent-style-name="Standard">
      <style:text-properties fo:font-weight="bold" officeooo:rsid="00142777" officeooo:paragraph-rsid="00142777" style:font-weight-asian="bold" style:font-weight-complex="bold"/>
    </style:style>
    <style:style style:name="P5" style:family="paragraph" style:parent-style-name="Standard">
      <style:text-properties style:font-name="Arial" officeooo:rsid="000ea09e" officeooo:paragraph-rsid="000ea09e"/>
    </style:style>
    <style:style style:name="P6" style:family="paragraph" style:parent-style-name="Standard">
      <style:text-properties style:font-name="Arial" fo:font-style="normal" officeooo:rsid="000ea09e" officeooo:paragraph-rsid="000ea09e" style:font-style-asian="normal" style:font-style-complex="normal"/>
    </style:style>
    <style:style style:name="P7" style:family="paragraph" style:parent-style-name="Standard">
      <style:text-properties style:font-name="Arial" fo:font-size="16pt" officeooo:rsid="000ea09e" officeooo:paragraph-rsid="000ea09e" style:font-size-asian="16pt" style:font-size-complex="16pt"/>
    </style:style>
    <style:style style:name="P8" style:family="paragraph" style:parent-style-name="Standard">
      <style:text-properties style:font-name="Arial" fo:font-size="16pt" fo:font-style="normal" officeooo:rsid="000ea09e" officeooo:paragraph-rsid="000ea09e" style:font-size-asian="16pt" style:font-style-asian="normal" style:font-size-complex="16pt" style:font-style-complex="normal"/>
    </style:style>
    <style:style style:name="P9" style:family="paragraph" style:parent-style-name="Standard">
      <style:text-properties style:font-name="Arial" fo:font-size="18pt" fo:font-weight="bold" officeooo:rsid="000ea09e" officeooo:paragraph-rsid="000ea09e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Arial" fo:font-size="18pt" fo:font-style="normal" fo:font-weight="bold" officeooo:rsid="000ea09e" officeooo:paragraph-rsid="000ea09e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 style:list-style-name="L4">
      <style:text-properties style:font-name="Arial" fo:font-size="12pt" fo:font-style="normal" officeooo:rsid="0016655f" officeooo:paragraph-rsid="0016655f" style:font-size-asian="10.5pt" style:font-style-asian="normal" style:font-size-complex="12pt" style:font-style-complex="normal"/>
    </style:style>
    <style:style style:name="P12" style:family="paragraph" style:parent-style-name="Standard" style:list-style-name="L4">
      <style:text-properties style:font-name="Arial" fo:font-size="12pt" fo:font-style="normal" officeooo:rsid="0016a7c0" officeooo:paragraph-rsid="0016a7c0" style:font-size-asian="10.5pt" style:font-style-asian="normal" style:font-size-complex="12pt" style:font-style-complex="normal"/>
    </style:style>
    <style:style style:name="P13" style:family="paragraph" style:parent-style-name="Standard" style:list-style-name="L5">
      <style:text-properties style:font-name="Arial" fo:font-size="12pt" fo:font-style="normal" officeooo:rsid="0016a7c0" officeooo:paragraph-rsid="0016a7c0" style:font-size-asian="10.5pt" style:font-style-asian="normal" style:font-size-complex="12pt" style:font-style-complex="normal"/>
    </style:style>
    <style:style style:name="P14" style:family="paragraph" style:parent-style-name="Standard" style:list-style-name="L7">
      <style:text-properties style:font-name="Arial" fo:font-size="12pt" fo:font-style="normal" officeooo:rsid="0020a0af" officeooo:paragraph-rsid="0020a0af" style:font-size-asian="10.5pt" style:font-style-asian="normal" style:font-size-complex="12pt" style:font-style-complex="normal"/>
    </style:style>
    <style:style style:name="P15" style:family="paragraph" style:parent-style-name="Standard" style:list-style-name="L8">
      <style:text-properties style:font-name="Arial" fo:font-size="12pt" fo:font-style="normal" officeooo:rsid="0020a0af" officeooo:paragraph-rsid="0020a0af" style:font-size-asian="10.5pt" style:font-style-asian="normal" style:font-size-complex="12pt" style:font-style-complex="normal"/>
    </style:style>
    <style:style style:name="P16" style:family="paragraph" style:parent-style-name="Standard" style:list-style-name="L7">
      <style:text-properties style:font-name="Arial" fo:font-size="12pt" fo:font-style="normal" officeooo:rsid="00219d0c" officeooo:paragraph-rsid="00219d0c" style:font-size-asian="10.5pt" style:font-style-asian="normal" style:font-size-complex="12pt" style:font-style-complex="normal"/>
    </style:style>
    <style:style style:name="P17" style:family="paragraph" style:parent-style-name="Standard" style:list-style-name="L7">
      <style:text-properties style:font-name="Arial" fo:font-size="12pt" fo:font-style="normal" officeooo:rsid="002212fa" officeooo:paragraph-rsid="002212fa" style:font-size-asian="10.5pt" style:font-style-asian="normal" style:font-size-complex="12pt" style:font-style-complex="normal"/>
    </style:style>
    <style:style style:name="P18" style:family="paragraph" style:parent-style-name="Standard" style:list-style-name="L8">
      <style:text-properties style:font-name="Arial" fo:font-size="12pt" fo:font-style="normal" officeooo:rsid="00240145" officeooo:paragraph-rsid="00240145" style:font-size-asian="10.5pt" style:font-style-asian="normal" style:font-size-complex="12pt" style:font-style-complex="normal"/>
    </style:style>
    <style:style style:name="P19" style:family="paragraph" style:parent-style-name="Standard" style:list-style-name="L6">
      <style:text-properties style:font-name="Arial" fo:font-size="12pt" fo:font-style="normal" officeooo:rsid="0019c6d3" officeooo:paragraph-rsid="0019c6d3" style:font-size-asian="12pt" style:font-style-asian="normal" style:font-size-complex="12pt" style:font-style-complex="normal"/>
    </style:style>
    <style:style style:name="P20" style:family="paragraph" style:parent-style-name="Standard" style:list-style-name="L6">
      <style:text-properties style:font-name="Arial" fo:font-size="12pt" fo:font-style="normal" officeooo:rsid="0019c6d3" officeooo:paragraph-rsid="001a450a" style:font-size-asian="12pt" style:font-style-asian="normal" style:font-size-complex="12pt" style:font-style-complex="normal"/>
    </style:style>
    <style:style style:name="P21" style:family="paragraph" style:parent-style-name="Standard" style:list-style-name="L6">
      <style:text-properties style:font-name="Arial" fo:font-size="12pt" fo:font-style="normal" officeooo:rsid="0020a0af" officeooo:paragraph-rsid="0024a7f4" style:font-size-asian="12pt" style:font-style-asian="normal" style:font-size-complex="12pt" style:font-style-complex="normal"/>
    </style:style>
    <style:style style:name="P22" style:family="paragraph" style:parent-style-name="Standard" style:list-style-name="L6">
      <style:text-properties style:font-name="Arial" fo:font-size="12pt" fo:font-style="normal" officeooo:rsid="0024a7f4" officeooo:paragraph-rsid="0024a7f4" style:font-size-asian="12pt" style:font-style-asian="normal" style:font-size-complex="12pt" style:font-style-complex="normal"/>
    </style:style>
    <style:style style:name="P23" style:family="paragraph" style:parent-style-name="Standard" style:list-style-name="L6">
      <style:text-properties style:font-name="Arial" fo:font-size="12pt" fo:font-style="normal" officeooo:rsid="00264dcd" officeooo:paragraph-rsid="00264dcd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Arial" fo:font-size="12pt" fo:font-style="normal" fo:font-weight="bold" officeooo:rsid="00240145" officeooo:paragraph-rsid="0024014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655f" style:font-style-asian="italic" style:font-style-complex="italic"/>
    </style:style>
    <style:style style:name="T3" style:family="text">
      <style:text-properties fo:font-size="12pt" officeooo:rsid="00100e4c" style:font-size-asian="10.5pt" style:font-size-complex="12pt"/>
    </style:style>
    <style:style style:name="T4" style:family="text">
      <style:text-properties fo:font-size="12pt" officeooo:rsid="0010a3ba" style:font-size-asian="10.5pt" style:font-size-complex="12pt"/>
    </style:style>
    <style:style style:name="T5" style:family="text">
      <style:text-properties fo:font-size="12pt" officeooo:rsid="00123aaa" style:font-size-asian="10.5pt" style:font-size-complex="12pt"/>
    </style:style>
    <style:style style:name="T6" style:family="text">
      <style:text-properties fo:font-size="12pt" officeooo:rsid="0016655f" style:font-size-asian="10.5pt" style:font-size-complex="12pt"/>
    </style:style>
    <style:style style:name="T7" style:family="text">
      <style:text-properties fo:font-size="12pt" fo:font-style="italic" officeooo:rsid="00100e4c" style:font-size-asian="10.5pt" style:font-style-asian="italic" style:font-size-complex="12pt" style:font-style-complex="italic"/>
    </style:style>
    <style:style style:name="T8" style:family="text">
      <style:text-properties fo:font-size="12pt" fo:font-style="italic" officeooo:rsid="00123aaa" style:font-size-asian="10.5pt" style:font-style-asian="italic" style:font-size-complex="12pt" style:font-style-complex="italic"/>
    </style:style>
    <style:style style:name="T9" style:family="text">
      <style:text-properties fo:font-size="12pt" fo:font-style="normal" officeooo:rsid="00100e4c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123aaa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12" style:family="text">
      <style:text-properties style:font-name="Arial" fo:font-size="12pt" fo:font-style="normal" officeooo:rsid="00157df6" style:font-size-asian="10.5pt" style:font-style-asian="normal" style:font-size-complex="12pt" style:font-style-complex="normal"/>
    </style:style>
    <style:style style:name="T13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157df6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16655f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6pt" fo:font-style="normal" officeooo:rsid="000ea09e" style:font-size-asian="16pt" style:font-style-asian="normal" style:font-size-complex="16pt" style:font-style-complex="normal"/>
    </style:style>
    <style:style style:name="T17" style:family="text">
      <style:text-properties officeooo:rsid="001a450a"/>
    </style:style>
    <style:style style:name="T18" style:family="text">
      <style:text-properties officeooo:rsid="001be973"/>
    </style:style>
    <style:style style:name="T19" style:family="text">
      <style:text-properties officeooo:rsid="001eb7d2"/>
    </style:style>
    <style:style style:name="T20" style:family="text">
      <style:text-properties officeooo:rsid="0020a0af"/>
    </style:style>
    <style:style style:name="T21" style:family="text">
      <style:text-properties officeooo:rsid="00220362"/>
    </style:style>
    <style:style style:name="T22" style:family="text">
      <style:text-properties officeooo:rsid="0024014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4a7f4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9">1. Introdução</text:p>
      <text:p text:style-name="P5"/>
      <text:p text:style-name="P7">1.1 Objetivo do Documento</text:p>
      <text:p text:style-name="P7"><text:tab/><text:span text:style-name="T3">Este documento propõe-se a especificar o comportamento do sistema </text:span><text:span text:style-name="T7">Matemágica </text:span><text:span text:style-name="T9">e todas as suas respectivas arestas. Fornecerá também, aos desenvolvedores responsáveis, informações vitais para a implementação concisa do projeto em todas as suas etapas; Aos analistas de testes, cenários fidedignos e testáveis e aptos a homologação; E a todos e quaisquer interessados, um parecer amplo e transparente à cerca de toda a solução.</text:span></text:p>
      <text:p text:style-name="P7"/>
      <text:p text:style-name="P7">1.2 Público-alvo</text:p>
      <text:p text:style-name="P7"><text:tab/><text:span text:style-name="T4">O presente documento destina-se à todos os interessados pelo desenvolvimento desta solução. Porém concentra-se nos gerente de desenvolvimento, analistas de testes e requisitos, desenvolvedores e educadores </text:span><text:span text:style-name="T5">que usufruirão do sistema.</text:span></text:p>
      <text:p text:style-name="P7"/>
      <text:p text:style-name="P7">1.3 Materiais de Referência</text:p>
      <text:p text:style-name="P5"/>
      <text:p text:style-name="P9">2. Descrição geral do Sistema</text:p>
      <text:p text:style-name="P5"/>
      <text:p text:style-name="P7">2.1 Visão Geral</text:p>
      <text:p text:style-name="P7"><text:tab/><text:span text:style-name="T5">Levando-se em consideração a fragilidade do ensino brasileiro em sua </text:span><text:span text:style-name="T6">base e </text:span><text:span text:style-name="T5"><text:s/>fundamentação, principalmente de matérias relacionadas a área de exatas, acarreta</text:span><text:span text:style-name="T6">ndo</text:span><text:span text:style-name="T5"> num </text:span><text:span text:style-name="T6">deficit</text:span><text:span text:style-name="T5"> permanente desses conhecimentos durante a vida estudantil e profissional do cidadão, </text:span><text:span text:style-name="T6">o que acaba por </text:span><text:span text:style-name="T5">dificulta</text:span><text:span text:style-name="T6">r</text:span><text:span text:style-name="T5"> o seu progresso social, em instituições de ensino superior, e o seu crescimento profissional em empresas privadas ou públicas. Em virtude disso, uma solução viável e altamente necessária é o desenvolvimento, <text:s/>estruturação e criação de </text:span><text:span text:style-name="T6">uma </text:span><text:span text:style-name="T5">ferramenta que auxilie este aprendizado durante suas fases cruciais, logo no início </text:span><text:span text:style-name="T6">de suas vidas</text:span><text:span text:style-name="T5">. É para tal finalidade que propõe-se a </text:span><text:span text:style-name="T8">Matemágica</text:span><text:span text:style-name="T10">, fornecendo um ambiente sadio e levemente competitivo para despertar o interesse de crianças à esta interessantíssima área e também a toda e qualquer pessoa que deseje praticar e/ou aprimorar seus conhecimentos matemáticos.</text:span></text:p>
      <text:p text:style-name="P7"/>
      <text:p text:style-name="P7">2.2 Descrição dos <text:span text:style-name="T1">Stake</text:span><text:span text:style-name="T2">H</text:span><text:span text:style-name="T1">olders</text:span></text:p>
      <text:p text:style-name="P7"><text:span text:style-name="T1"><text:tab/></text:span></text:p>
      <text:p text:style-name="P7"/>
      <text:p text:style-name="P2"><text:span text:style-name="T16">2.3 Descrição dos Usuários</text:span></text:p>
      <text:list xml:id="list4106216954935222565" text:style-name="L3">
        <text:list-item>
          <text:p text:style-name="P3"><text:span text:style-name="T12">Educadores</text:span><text:span text:style-name="T11">: </text:span><text:span text:style-name="T13">Profissionais formados ou cursando áreas que assemelham-se ao escopo da solução. Faixa etária </text:span><text:span text:style-name="T14">a partir de </text:span><text:span text:style-name="T13">24 anos que possuem conhecimento de informática que varia entre básico e avançado.</text:span></text:p>
        </text:list-item>
        <text:list-item>
          <text:p text:style-name="P3"><text:span text:style-name="T11">Alunos: </text:span><text:span text:style-name="T13">Integrantes da instituição de ensino aonde a solução será aplicada. </text:span><text:span text:style-name="T14">Possuem uma faixa etária a partir de 6 anos de idade, sem restrição para idade máxima. Que possuem de </text:span><text:span text:style-name="T15">básico</text:span><text:span text:style-name="T14"> à </text:span><text:span text:style-name="T15">avançado</text:span><text:span text:style-name="T14"> conhecimento em informática.</text:span></text:p>
        </text:list-item>
      </text:list>
      <text:p text:style-name="P4"/>
      <text:p text:style-name="P4"><text:span text:style-name="T14"/></text:p>
      <text:p text:style-name="P8"><text:soft-page-break/></text:p>
      <text:p text:style-name="P8">2.4 Benefício</text:p>
      <text:list xml:id="list4734242234968173662" text:style-name="L4">
        <text:list-item>
          <text:p text:style-name="P11">Solidificar os conhecimentos matemáticos à todos que utilizarem da solução;</text:p>
        </text:list-item>
        <text:list-item>
          <text:p text:style-name="P11">Reforçar e ampliar o compreendimento de termos e lógica matemática;</text:p>
        </text:list-item>
        <text:list-item>
          <text:p text:style-name="P12">Aumentar o desempenho, e consequentemente as notas, dos alunos nas matérias que utilizem, direta ou indiretamente, as funcionalidades da solução;</text:p>
        </text:list-item>
      </text:list>
      <text:p text:style-name="P8"/>
      <text:p text:style-name="P8">2.5 Escopo do Produto</text:p>
      <text:p text:style-name="P8"/>
      <text:p text:style-name="P8">2.6 Limitações e Restrições</text:p>
      <text:list xml:id="list3689212227756933502" text:style-name="L5">
        <text:list-item>
          <text:p text:style-name="P13">O sistema não possuirá questões relacionadas à outras matérias fora matemática.</text:p>
        </text:list-item>
        <text:list-item>
          <text:p text:style-name="P13">O sistema não permitirá a inclusão, pelo usuário final, de novas questões foras as pré-estabelecidas no banco de dados de questões.</text:p>
        </text:list-item>
        <text:list-item>
          <text:p text:style-name="P13">O sistema <text:span text:style-name="T18">se </text:span>limitará a apenas dois jogadores simultâneos.</text:p>
        </text:list-item>
      </text:list>
      <text:p text:style-name="P6"/>
      <text:p text:style-name="P10">3. Requisitos</text:p>
      <text:p text:style-name="P6"/>
      <text:p text:style-name="P8">3.1 Requisitos Funcionais</text:p>
      <text:list xml:id="list1310984897615047225" text:style-name="L6">
        <text:list-item>
          <text:p text:style-name="P21"><text:span text:style-name="T23">RF01:</text:span> <text:span text:style-name="T19">O sistema deve ser separado em duas funcionalidades principais. As explicações, onde será apresentado e ensinado cada uma das operações matemáticas para o usuário; E o jogo propriamente dito, onde será efetivamente colocado em prática o conteúdo apresentado através de perguntas e respostas com cálculos matemáticos.</text:span> </text:p>
        </text:list-item>
        <text:list-item>
          <text:p text:style-name="P22"><text:span text:style-name="T23">RF02:</text:span> <text:span text:style-name="T20">O sistema deve disponibilizar ao usuário a opção de jogar partidas com as quatro operações matemáticas básicas: “ + “, “ - “, “ x “, “ / “.</text:span></text:p>
        </text:list-item>
        <text:list-item>
          <text:p text:style-name="P20"><text:span text:style-name="T23">RF0</text:span><text:span text:style-name="T24">3</text:span><text:span text:style-name="T23">: </text:span><text:span text:style-name="T17">O sistema deve, para cada operação matemática, possibilitar o usuário escolher qual a dificuldade que a partida terá. Sendo estas 'Fácil', 'Médio' ou 'Difícil'.</text:span></text:p>
        </text:list-item>
        <text:list-item>
          <text:p text:style-name="P23">RF04: <text:span text:style-name="T18">O sistema deve possibilitar que a quantidade de jogadores seja alternada entre um ou dois antes de cada partida ser iniciada.</text:span></text:p>
        </text:list-item>
        <text:list-item>
          <text:p text:style-name="P23">RF05: Para dois jogadores, o sistema deve, ao invés de apresentar aleatoriamente as questões para o jogador, permitir que o adversário selecione ( dentro de três opções ) a pergunta que o jogador atual irá responder.</text:p>
        </text:list-item>
        <text:list-item>
          <text:p text:style-name="P19"><text:span text:style-name="T23">RF0</text:span><text:span text:style-name="T24">4</text:span><text:span text:style-name="T23">:</text:span> <text:span text:style-name="T18">O sistema deve guardar um ranking, dividido por operação matemática, dos jogadores solo ou duplas com as maiores pontuações alcançadas para a respectiva operação.</text:span></text:p>
        </text:list-item>
        <text:list-item>
          <text:p text:style-name="P19"><text:span text:style-name="T23">RF0</text:span><text:span text:style-name="T24">5</text:span><text:span text:style-name="T23">:</text:span> </text:p>
          <text:p text:style-name="P19"/>
        </text:list-item>
      </text:list>
      <text:p text:style-name="P24">TODO reorganizar RFs</text:p>
      <text:p text:style-name="P8"/>
      <text:p text:style-name="P8">3.2 Requisitos Não-Funcionais</text:p>
      <text:list xml:id="list6690472964555878670" text:style-name="L7">
        <text:list-item>
          <text:p text:style-name="P14">RNF01: O sistema deve ser implementado utilizando integralmente JAVA Desktop.</text:p>
        </text:list-item>
        <text:list-item>
          <text:p text:style-name="P16">RNF02: <text:span text:style-name="T21">O banco de questões de todas as dificuldades será guardado integralmente em memória primária do sistema.</text:span></text:p>
        </text:list-item>
        <text:list-item>
          <text:p text:style-name="P17">RNF03: O ranking <text:span text:style-name="T22">de jogadores com as maiores pontuações </text:span>para cada operação matemática será guardado em memória secundária <text:span text:style-name="T22">do sistema.</text:span></text:p>
        </text:list-item>
      </text:list>
      <text:p text:style-name="P8"/>
      <text:p text:style-name="P8"><text:soft-page-break/>3.3 Regras de Negócio(Requisitos de Domínio)</text:p>
      <text:list xml:id="list3801904184317593802" text:style-name="L8">
        <text:list-item>
          <text:p text:style-name="P15">RN01: Cada dificuldade deve possuir um tempo limite específico para que a resposta à pergunta seja dada. Sendo a dificuldade “Fácil” a com maior tempo de resposta e a “Difícil” com o menor tempo.</text:p>
        </text:list-item>
        <text:list-item>
          <text:p text:style-name="P15">RN02: A pontuação para cada resposta deve ser referente ao tempo limite de restante <text:span text:style-name="T22">que sobrou após a resposta da questão.</text:span></text:p>
        </text:list-item>
        <text:list-item>
          <text:p text:style-name="P18">RN03: Respostas incorretas não deverão ser pontuadas em qualquer hipótese.</text:p>
        </text:list-item>
      </text:list>
      <text:p text:style-name="P6"/>
      <text:p text:style-name="P10">4. Glossário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8:24:58.130539069</meta:creation-date>
    <dc:date>2017-08-29T15:35:40.862941209</dc:date>
    <meta:editing-duration>PT4H21M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44" meta:word-count="749" meta:character-count="4813" meta:non-whitespace-character-count="4120"/>
  </office:meta>
</office:document-meta>
</file>